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draw:fill-image-width="0cm" draw:fill-image-height="0cm" draw:textarea-horizontal-align="justify" draw:textarea-vertical-align="middle" draw:auto-grow-height="false"/>
    </style:style>
    <style:style style:name="gr2" style:family="graphic" style:parent-style-name="measure">
      <style:graphic-properties draw:stroke="none" svg:stroke-color="#000000" draw:fill="none" draw:fill-color="#ffffff" draw:fill-image-width="0cm" draw:fill-image-height="0cm" fo:min-height="1.1cm"/>
    </style:style>
    <style:style style:name="gr3" style:family="graphic" style:parent-style-name="measure">
      <style:graphic-properties draw:stroke="none" svg:stroke-color="#000000" draw:fill="none" draw:fill-color="#ffffff" draw:fill-image-width="0cm" draw:fill-image-height="0cm" fo:min-height="1.4cm"/>
    </style:style>
    <style:style style:name="gr4" style:family="graphic" style:parent-style-name="measure">
      <style:graphic-properties draw:stroke="none" svg:stroke-color="#000000" draw:fill="none" draw:fill-color="#ffffff" draw:fill-image-width="0cm" draw:fill-image-height="0cm" fo:min-height="0.6cm"/>
    </style:style>
    <style:style style:name="gr5" style:family="graphic" style:parent-style-name="measure">
      <style:graphic-properties draw:stroke="none" svg:stroke-color="#000000" draw:fill="none" draw:fill-color="#ffffff" draw:fill-image-width="0cm" draw:fill-image-height="0cm" fo:min-height="0.5cm"/>
    </style:style>
    <style:style style:name="gr6" style:family="graphic" style:parent-style-name="measure">
      <style:graphic-properties draw:stroke="none" svg:stroke-color="#000000" draw:fill="none" draw:fill-color="#ffffff" draw:fill-image-width="0cm" draw:fill-image-height="0cm" fo:min-height="3.7cm"/>
    </style:style>
    <style:style style:name="gr7" style:family="graphic" style:parent-style-name="measure">
      <style:graphic-properties draw:stroke="none" svg:stroke-color="#000000" draw:fill="none" draw:fill-color="#ffffff" draw:fill-image-width="0cm" draw:fill-image-height="0cm" fo:min-height="1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9cm" svg:height="7.4cm" svg:x="4.3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7cm" svg:height="1.35cm" svg:x="4.4cm" svg:y="2.2cm">
          <draw:text-box>
            <text:p text:style-name="P2"><text:span text:style-name="T1">CONTROL</text:span><text:span text:style-name="T1"><text:line-break/></text:span><text:span text:style-name="T1">CONCESIONARIO</text:span></text:p>
          </draw:text-box>
        </draw:frame>
        <draw:custom-shape draw:style-name="gr1" draw:text-style-name="P1" draw:layer="layout" svg:width="4.6cm" svg:height="3.031cm" svg:x="5.5cm" svg:y="4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3.2cm" svg:x="11.5cm" svg:y="4.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8cm" svg:height="1.65cm" svg:x="6cm" svg:y="5.5cm">
          <draw:text-box>
            <text:p>AÑADIR COCHE</text:p>
          </draw:text-box>
        </draw:frame>
        <draw:frame draw:style-name="gr2" draw:layer="layout" svg:width="5.1cm" svg:height="1.35cm" svg:x="11.9cm" svg:y="5.4cm">
          <draw:text-box>
            <text:p>ELIMINAR COCHE</text:p>
          </draw:text-box>
        </draw:frame>
        <draw:custom-shape draw:style-name="gr1" draw:text-style-name="P1" draw:layer="layout" svg:width="12.9cm" svg:height="7.4cm" svg:x="4.3cm" svg:y="10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7cm" svg:height="1.35cm" svg:x="4.4cm" svg:y="10.4cm">
          <draw:text-box>
            <text:p text:style-name="P2"><text:span text:style-name="T1">CONTROL</text:span><text:span text:style-name="T1"><text:line-break/></text:span><text:span text:style-name="T1">CONCESIONARIO</text:span></text:p>
          </draw:text-box>
        </draw:frame>
        <draw:custom-shape draw:style-name="gr1" draw:text-style-name="P1" draw:layer="layout" svg:width="4.4cm" svg:height="3.2cm" svg:x="12.3cm" svg:y="1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1cm" svg:height="1.35cm" svg:x="13.1cm" svg:y="14.95cm">
          <draw:text-box>
            <text:p>INSERTAR</text:p>
          </draw:text-box>
        </draw:frame>
        <draw:custom-shape draw:style-name="gr1" draw:text-style-name="P1" draw:layer="layout" svg:width="11.9cm" svg:height="0.8cm" svg:x="4.8cm" svg:y="1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0.8cm" svg:x="4.8cm" svg:y="12.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7cm" svg:height="0.85cm" svg:x="5cm" svg:y="11.8cm">
          <draw:text-box>
            <text:p>marca</text:p>
          </draw:text-box>
        </draw:frame>
        <draw:frame draw:style-name="gr5" draw:layer="layout" svg:width="2.3cm" svg:height="0.75cm" svg:x="5.1cm" svg:y="12.9cm">
          <draw:text-box>
            <text:p>matrícula</text:p>
          </draw:text-box>
        </draw:frame>
        <draw:custom-shape draw:style-name="gr1" draw:text-style-name="P1" draw:layer="layout" svg:width="12.9cm" svg:height="7.4cm" svg:x="4.1cm" svg:y="18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7cm" svg:height="1.35cm" svg:x="4.2cm" svg:y="18.7cm">
          <draw:text-box>
            <text:p text:style-name="P2"><text:span text:style-name="T1">CONTROL</text:span><text:span text:style-name="T1"><text:line-break/></text:span><text:span text:style-name="T1">CONCESIONARIO</text:span></text:p>
          </draw:text-box>
        </draw:frame>
        <draw:frame draw:style-name="gr2" draw:layer="layout" svg:width="5.1cm" svg:height="1.35cm" svg:x="7.5cm" svg:y="24.05cm">
          <draw:text-box>
            <text:p>ELIMINAR COCHE</text:p>
          </draw:text-box>
        </draw:frame>
        <draw:custom-shape draw:style-name="gr1" draw:text-style-name="P1" draw:layer="layout" svg:width="12.1cm" svg:height="3.8cm" svg:x="4.5cm" svg:y="20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9.6cm" svg:height="3.95cm" svg:x="5.1cm" svg:y="20.6cm">
          <draw:text-box>
            <text:p>Ferrari 372959</text:p>
            <text:p>Hummer h1 532145</text:p>
            <text:p>…</text:p>
            <text:p>...</text:p>
            <text:p>...</text:p>
          </draw:text-box>
        </draw:frame>
        <draw:custom-shape draw:style-name="gr1" draw:text-style-name="P1" draw:layer="layout" svg:width="12.1cm" svg:height="0.8cm" svg:x="4.5cm" svg:y="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3.3cm" svg:x="5cm" svg:y="13.9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5cm" svg:height="1.95cm" svg:x="5.4cm" svg:y="14.4cm">
          <draw:text-box>
            <text:p/>
            <text:p><text:tab/>MODIFICA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18:13:31.364389221</meta:creation-date>
    <dc:date>2015-03-23T18:25:39.739190566</dc:date>
    <meta:editing-duration>P0D</meta:editing-duration>
    <meta:editing-cycles>1</meta:editing-cycles>
    <meta:document-statistic meta:object-count="22"/>
    <meta:generator>LibreOffice/4.2.7.2$Linux_X86_64 LibreOffice_project/420m0$Build-2</meta:generator>
  </office:meta>
</office:document-meta>
</file>